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ANTOS NORA CRISANTO RAYMUN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JUAREZ CARMEN, CALIXT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86981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CHIROQUE INGA, JUAN FRANCISC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80913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9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9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04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